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Service.getInstanceMgm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MessageReceiver.DynamicMessageReceiver( 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ervice.getProcessMgm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ervice.enableService( AxisConfiguration axisConfig , BpelServer server , ProcessStore _store , String roo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ynamicMessageReceiver.toSoapFault( Exception e , SOAPFactory soap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ynamicMessageReceiver.invokeBusinessLogic( MessageContext message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